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Chilanka" fo:font-style="italic" fo:font-weight="bold" officeooo:rsid="0008d400" officeooo:paragraph-rsid="0015f967" style:font-style-asian="italic" style:font-weight-asian="bold" style:font-name-complex="Chilanka" style:font-style-complex="italic" style:font-weight-complex="bold"/>
    </style:style>
    <style:style style:name="P2" style:family="paragraph" style:parent-style-name="Standard">
      <style:text-properties style:font-name="Chilanka" officeooo:rsid="0008d400" officeooo:paragraph-rsid="0015f967" style:font-name-complex="Chilanka"/>
    </style:style>
    <style:style style:name="P3" style:family="paragraph" style:parent-style-name="Standard">
      <style:text-properties style:font-name="Chilanka" officeooo:rsid="000b764f" officeooo:paragraph-rsid="0015f967" style:font-name-complex="Chilanka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hilanka" fo:font-size="12pt" officeooo:rsid="0008d400" officeooo:paragraph-rsid="0015f967" style:font-size-asian="12pt" style:font-name-complex="Chilanka" style:font-size-complex="12pt"/>
    </style:style>
    <style:style style:name="P5" style:family="paragraph" style:parent-style-name="Standard">
      <style:text-properties style:font-name="Chilanka" fo:font-size="12pt" officeooo:rsid="0008d400" officeooo:paragraph-rsid="0015f967" style:font-size-asian="12pt" style:font-name-complex="Chilanka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Rachana" fo:font-size="15pt" officeooo:rsid="0008d400" officeooo:paragraph-rsid="0015f967" style:font-size-asian="15pt" style:font-name-complex="Rachana" style:font-size-complex="15pt"/>
    </style:style>
    <style:style style:name="P7" style:family="paragraph" style:parent-style-name="Standard">
      <style:text-properties officeooo:rsid="000b764f" officeooo:paragraph-rsid="0015f967"/>
    </style:style>
    <style:style style:name="P8" style:family="paragraph" style:parent-style-name="Standard">
      <style:text-properties officeooo:rsid="000a77fc" officeooo:paragraph-rsid="0015f967"/>
    </style:style>
    <style:style style:name="P9" style:family="paragraph" style:parent-style-name="Standard">
      <style:text-properties fo:color="#000000" style:font-name="Chilanka" fo:font-style="normal" style:text-underline-style="none" fo:font-weight="bold" officeooo:rsid="000b764f" officeooo:paragraph-rsid="0015f967" style:font-style-asian="normal" style:font-weight-asian="bold" style:font-name-complex="Chilanka" style:font-style-complex="normal" style:font-weight-complex="bold"/>
    </style:style>
    <style:style style:name="P10" style:family="paragraph" style:parent-style-name="Standard">
      <style:text-properties fo:color="#000000" style:font-name="Chilanka" fo:font-style="normal" style:text-underline-style="none" fo:font-weight="bold" officeooo:rsid="001127af" officeooo:paragraph-rsid="0015f967" style:font-style-asian="normal" style:font-weight-asian="bold" style:font-name-complex="Chilanka" style:font-style-complex="normal" style:font-weight-complex="bold"/>
    </style:style>
    <style:style style:name="P11" style:family="paragraph" style:parent-style-name="Standard">
      <style:text-properties fo:color="#000000" fo:font-style="normal" style:text-underline-style="none" fo:font-weight="bold" officeooo:rsid="0008d400" officeooo:paragraph-rsid="0015f967" style:font-style-asian="normal" style:font-weight-asian="bold" style:font-style-complex="normal" style:font-weight-complex="bold"/>
    </style:style>
    <style:style style:name="P12" style:family="paragraph" style:parent-style-name="Standard">
      <style:text-properties officeooo:rsid="0008d400" officeooo:paragraph-rsid="0015f967"/>
    </style:style>
    <style:style style:name="P13" style:family="paragraph" style:parent-style-name="Standard">
      <style:text-properties officeooo:rsid="000ed379" officeooo:paragraph-rsid="0015f967"/>
    </style:style>
    <style:style style:name="P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1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2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3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4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5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6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7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3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4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5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6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7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8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89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0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1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5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6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7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29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30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31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32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P934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Chilanka" fo:font-size="18pt" fo:font-style="normal" fo:font-weight="bold" officeooo:rsid="001127af" officeooo:paragraph-rsid="0015f967" style:font-size-asian="18pt" style:font-style-asian="normal" style:font-weight-asian="bold" style:font-name-complex="Rachana" style:font-size-complex="18pt" style:font-style-complex="normal" style:font-weight-complex="bold"/>
    </style:style>
    <style:style style:name="T1" style:family="text">
      <style:text-properties officeooo:rsid="001127af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127af" style:font-style-asian="normal" style:font-weight-asian="normal" style:font-style-complex="normal" style:font-weight-complex="normal"/>
    </style:style>
    <style:style style:name="T4" style:family="text">
      <style:text-properties style:font-name="Rachana" fo:font-size="15pt" fo:font-style="normal" fo:font-weight="normal" style:font-size-asian="15pt" style:font-style-asian="normal" style:font-weight-asian="normal" style:font-name-complex="Rachana" style:font-size-complex="15pt" style:font-style-complex="normal" style:font-weight-complex="normal"/>
    </style:style>
    <style:style style:name="T5" style:family="text">
      <style:text-properties style:font-name="Rachana" fo:font-size="15pt" fo:font-style="normal" fo:font-weight="normal" officeooo:rsid="001127af" style:font-size-asian="15pt" style:font-style-asian="normal" style:font-weight-asian="normal" style:font-name-complex="Rachana" style:font-size-complex="15pt" style:font-style-complex="normal" style:font-weight-complex="normal"/>
    </style:style>
    <style:style style:name="T6" style:family="text">
      <style:text-properties style:font-name="Rachana" style:font-name-complex="Rachana"/>
    </style:style>
    <style:style style:name="T7" style:family="text">
      <style:text-properties officeooo:rsid="000b764f"/>
    </style:style>
    <style:style style:name="T8" style:family="text">
      <style:text-properties style:font-name="Chilanka" style:font-name-complex="Chilanka"/>
    </style:style>
    <style:style style:name="T9" style:family="text">
      <style:text-properties style:font-name="Chilanka" fo:font-size="18pt" fo:font-style="normal" fo:font-weight="bold" officeooo:rsid="001127af" style:font-size-asian="18pt" style:font-style-asian="normal" style:font-weight-asian="bold" style:font-name-complex="Rachana" style:font-size-complex="18pt" style:font-style-complex="normal" style:font-weight-complex="bold"/>
    </style:style>
    <style:style style:name="T10" style:family="text">
      <style:text-properties officeooo:rsid="000ed3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വേണുക്കുട്ടന്‍ കെ.കെ.</text:p>
      <text:p text:style-name="P8">കണ്ടനാട്ട് വീട്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അമ്പുജാക്ഷന്‍</text:p>
      <text:p text:style-name="P8">തകിടിയില്‍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സുനില</text:p>
      <text:p text:style-name="P8">കല്ലാട്ട്</text:p>
      <text:p text:style-name="P8">കായിപ്പുറ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വിമലൻ</text:p>
      <text:p text:style-name="P8">തോപ്പുവെളി</text:p>
      <text:p text:style-name="P8">വാരണം</text:p>
      <text:p text:style-name="P8">മുഹമ്മ</text:p>
      <text:p text:style-name="P8">68855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അനില്‍കുമാര്‍</text:p>
      <text:p text:style-name="P8">KOCHUVELI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ബെൻസ്ലൽ</text:p>
      <text:p text:style-name="P8">POTTAYIL</text:p>
      <text:p text:style-name="P8">പുത്തനങ്ങാടി</text:p>
      <text:p text:style-name="P8">വാരണം</text:p>
      <text:p text:style-name="P8">68855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തിലകന്‍ കെ വി</text:p>
      <text:p text:style-name="P8">KANDANATTU VELI</text:p>
      <text:p text:style-name="P8">ചാരമംഗലം</text:p>
      <text:p text:style-name="P8">വാരണ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അജിത്കുമാർ <text:s/>എസ്.</text:p>
      <text:p text:style-name="P8">PALLIYAZHATH HOUSE</text:p>
      <text:p text:style-name="P8">മരുതോര്‍വട്ടം</text:p>
      <text:p text:style-name="P8">വാരണം</text:p>
      <text:p text:style-name="P8">688539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മോഹനന്‍</text:p>
      <text:p text:style-name="P8">KOCHUVELI</text:p>
      <text:p text:style-name="P8">വാരണം</text:p>
      <text:p text:style-name="P8">വാരണം</text:p>
      <text:p text:style-name="P8">68855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ഉല്ലാസ്. എം എന്‍</text:p>
      <text:p text:style-name="P8">MULLASSERIVELI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ലാലു</text:p>
      <text:p text:style-name="P8">VADAKKEVELI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പുരുഷോത്തമന്‍</text:p>
      <text:p text:style-name="P8">PALACKAL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ഒാമനകുട്ടന്‍ ജി.</text:p>
      <text:p text:style-name="P8">MALIKAVELI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ജയകുമാര്‍ .വി.പി.</text:p>
      <text:p text:style-name="P8">KANDANATTUNADUVILECHIRA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ഷാജി</text:p>
      <text:p text:style-name="P8">MAPPILAVELI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ജയന്‍ പി..</text:p>
      <text:p text:style-name="P8">KIZHAKKEKOLLAMPARAMBU</text:p>
      <text:p text:style-name="P8">പുത്തനങ്ങാടി</text:p>
      <text:p text:style-name="P8">മുഹമ്മ</text:p>
      <text:p text:style-name="P8">68855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അജിമോണ്‍ വ.ബി.</text:p>
      <text:p text:style-name="P8">VELIYIL PARAMBIL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ചന്ദ്രബാബു സി.എം.</text:p>
      <text:p text:style-name="P8">CHANIVELI</text:p>
      <text:p text:style-name="P8">ചാരമംഗലം</text:p>
      <text:p text:style-name="P8">മരുതോര്‍വട്ട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ധനേഷ് വി.</text:p>
      <text:p text:style-name="P8">CHALUVELI</text:p>
      <text:p text:style-name="P8">കായിപ്പുറം</text:p>
      <text:p text:style-name="P8">മരുതോര്‍വട്ട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ലാലു.വി.എ.</text:p>
      <text:p text:style-name="P8">VADAKKEVELI</text:p>
      <text:p text:style-name="P8">ചാരമംഗലം</text:p>
      <text:p text:style-name="P8">മരുതോര്‍വട്ട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രഖുവരാൻ</text:p>
      <text:p text:style-name="P8">ANIKKATTUVELI</text:p>
      <text:p text:style-name="P8">ചാരമംഗലം</text:p>
      <text:p text:style-name="P8">മരുതോര്‍വട്ട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സതീഷ്‌ വി.പി.</text:p>
      <text:p text:style-name="P8">VELINTHARAVELI</text:p>
      <text:p text:style-name="P8">ചാരമംഗലം</text:p>
      <text:p text:style-name="P8">മരുതോര്‍വട്ട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പ്രദീപ് ദാസ്‌ എം.ആര്‍</text:p>
      <text:p text:style-name="P8">MULLASSERIVELI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രാജേഷ്‌.</text:p>
      <text:p text:style-name="P8">MANGALATH</text:p>
      <text:p text:style-name="P8">മുഹമ്മ</text:p>
      <text:p text:style-name="P8">വാരണ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രെജുമോന്‍ <text:s/>ടി വി</text:p>
      <text:p text:style-name="P8">REVATHYNILATHIL</text:p>
      <text:p text:style-name="P8">മുഹമ്മ</text:p>
      <text:p text:style-name="P8">വാരണ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അനിൽ എം.ടി</text:p>
      <text:p text:style-name="P8">MULLASSERIVELI</text:p>
      <text:p text:style-name="P8">പുത്തനങ്ങാടി</text:p>
      <text:p text:style-name="P8">വാരണ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സുരേഷ് കുമാർ.ടി.കെ.</text:p>
      <text:p text:style-name="P8">THAKIDIVELI</text:p>
      <text:p text:style-name="P8">വാരണം</text:p>
      <text:p text:style-name="P8">മരുതോര്‍വട്ട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സോമൻ</text:p>
      <text:p text:style-name="P8">PUTHUVEETTUVELI</text:p>
      <text:p text:style-name="P8">മുഹമ്മ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പ്രസാദ്‌ വി. പി.</text:p>
      <text:p text:style-name="P8">VELEEPARAMBU</text:p>
      <text:p text:style-name="P8">മുഹമ്മ</text:p>
      <text:p text:style-name="P8">വാരണ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ഉദയന്‍ കെ.ആര്‍.</text:p>
      <text:p text:style-name="P8">KOLLAMPARAMBU</text:p>
      <text:p text:style-name="P8">വാരണം</text:p>
      <text:p text:style-name="P8">വാരണം</text:p>
      <text:p text:style-name="P8">68855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ഉദയകുമാർ ജി.</text:p>
      <text:p text:style-name="P8">VELEEPARAMBU</text:p>
      <text:p text:style-name="P8">ചാരമംഗലം</text:p>
      <text:p text:style-name="P8">വാരണ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പ്രസന്നൻ ക.ക.</text:p>
      <text:p text:style-name="P8">KANDANATTUVELI</text:p>
      <text:p text:style-name="P8">ചാരമംഗലം</text:p>
      <text:p text:style-name="P8">വാരണ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സന്തോഷ് കുമാര്‍</text:p>
      <text:p text:style-name="P8">EDAPARAMBIL</text:p>
      <text:p text:style-name="P8">വാരണം</text:p>
      <text:p text:style-name="P8">വാരണ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അശോകാൻ</text:p>
      <text:p text:style-name="P8">THAKIDIVELI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ചന്ദ്രബാബു</text:p>
      <text:p text:style-name="P8">PALACKALVELI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രാജേന്ദ്രന്‍പിള്ള റ്റി. റ്റി.</text:p>
      <text:p text:style-name="P8">PALACKAL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സുനില</text:p>
      <text:p text:style-name="P8">PALACKAL VELI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സൈജു എ.സി.</text:p>
      <text:p text:style-name="P8">ARAICKALVELI</text:p>
      <text:p text:style-name="P8">വാരണം</text:p>
      <text:p text:style-name="P8">വാരണം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സന്തോഷ്‌ </text:p>
      <text:p text:style-name="P8">VELIYILHOUSE</text:p>
      <text:p text:style-name="P8">മുഹമ്മ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  <text:p text:style-name="P14"><text:s text:c="2"/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text:span text:style-name="T4">സെപ്റ്റംബര്‍ <text:s/></text:span><text:span text:style-name="T5">6,7,</text:span><text:span text:style-name="T4">8</text:span></text:p>
      <text:p text:style-name="P4"><text:span text:style-name="T2">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7"><text:span text:style-name="T8"><text:tab/><text:tab/><text:tab/><text:tab/><text:tab/>വിശ്വസ്തതയോ</text:span></text:p>
      <text:p text:style-name="P8"/>
      <text:p text:style-name="P8"/>
      <text:p text:style-name="P8">To</text:p>
      <text:p text:style-name="P8">ഇന്ദ്രജിത്ത്</text:p>
      <text:p text:style-name="P8">PALACKAL ALVELI</text:p>
      <text:p text:style-name="P8">ചാരമംഗലം</text:p>
      <text:p text:style-name="P8">മുഹമ്മ</text:p>
      <text:p text:style-name="P8">688525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13">to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<text:span text:style-name="T10">\</text:span><text:span text:style-name="T9">ജാമിഅ മാഹിരിയ്യ ഇസ്ലാമിക് കോളേജ്,രാമനാട്ടുകര</text:span>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soft-page-break/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ഹബാസ് അലി എം എം</text:p>
      <text:p text:style-name="P8">മായന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ഹീം പി</text:p>
      <text:p text:style-name="P8">വെെദ്യരങ്ങാ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ഹസന്‍ കെ പി</text:p>
      <text:p text:style-name="P8">പുല്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സ്വാലിഹ് പി</text:p>
      <text:p text:style-name="P8">പരതക്കാട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ാഹില്‍ സി ടി</text:p>
      <text:p text:style-name="P8">കൊണ്ടോട്ടി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ിബിന്‍ എം 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ഹാദി പി</text:p>
      <text:p text:style-name="P8">കുുറുന്തല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ഷ്മല്‍ എ</text:p>
      <text:p text:style-name="P8">കരിപ്പൂര്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അഹമ്മദ് അഫ് ലഹ് <text:s/>കെ</text:p>
      <text:p text:style-name="P8">വെസ്റ്റ് ചാലിപ്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്ദ് സിനാന്‍ വി കെ</text:p>
      <text:p text:style-name="P8">കോട്ടക്കട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ഹുസ്നി മുബാറക് കെ എം</text:p>
      <text:p text:style-name="P8">പെരിങ്ങാവ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അമീന്‍ കെ</text:p>
      <text:p text:style-name="P8">കുമ്മിണിപറമ്പ്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ഷബീബ് എന്‍ ടി</text:p>
      <text:p text:style-name="P8">ചേലുപാടം</text:p>
      <text:p text:style-name="P14">ജാമിഅ മാഹിരിയ്യ ഇസ്ലാമിക് കോളേജ്,രാമനാട്ടുകര</text:p>
      <text:p text:style-name="P1"><text:span text:style-name="T1">മാഹിരിയ്യ ഫെസ്റ്റ്</text:span> 20<text:span text:style-name="T1">24</text:span></text:p>
      <text:p text:style-name="P6">സെപ്റ്റംബര്‍ <text:s/><text:span text:style-name="T1">6,7,</text:span>8തീയതികളില്‍</text:p>
      <text:p text:style-name="P2"/>
      <text:p text:style-name="P5">പ്രിയ<text:span text:style-name="T1">രക്ഷിതാവേ.......</text:span></text:p>
      <text:p text:style-name="P5"/>
      <text:p text:style-name="P4"><text:tab/>നമ്മുടെ വിദ്യാലയത്തിലെ ഈ വര്‍ഷത്തെ <text:span text:style-name="T3">മാഹിരിയ്യ ഫെസ്റ്റ്</text:span><text:span text:style-name="T2"> 20</text:span><text:span text:style-name="T3">24</text:span></text:p>
      <text:p text:style-name="P4"><text:span text:style-name="T2">സെപ്റ്റംബര്‍ <text:s/></text:span><text:span text:style-name="T3">6,7,</text:span><text:span text:style-name="T2">8തീയതികളില്</text:span><text:span text:style-name="T6">‍</text:span>‍ നടക്കുകയാണ് . കുട്ടികളുടെ സര്‍ഗ്ഗ വാസനകള്‍ പരിപോഷിപ്പിക്കുന്നതില്‍ <text:span text:style-name="T3">മാഹിരിയ്യ ഫെസ്റ്റി</text:span><text:span text:style-name="T7">നുള്ള പങ്ക് വളരെ വലുതാണ്. ആരോഗ്യകരമായ മത്സരങ്ങളിലൂടെ കുട്ടികളുടെ കലാപ്രകടനങ്ങള്‍ വിലയിരുത്തുന്നതിനും പ്രോത്സാപിപ്പിക്കുന്നതിനും നമുക്ക് കഴിയണം. <text:s/>ഈ വിദ്യാലയ വര്‍ഷത്തെ നമ്മുടെ <text:s/></text:span><text:span text:style-name="T3">മാഹിരിയ്യ ഫെസ്റ്റ് </text:span><text:span text:style-name="T7">മികച്ച രീതിയില്‍ സംഘടിപ്പിക്കുന്നതില്‍ താങ്കളുടെ സഹായ സഹകരണങ്ങളും സാന്നിദ്ധ്യവും പ്രതീക്ഷിക്കുന്നു. </text:span></text:p>
      <text:p text:style-name="P2"/>
      <text:p text:style-name="P3">‌‌</text:p>
      <text:p text:style-name="P3"/>
      <text:p text:style-name="P3"><text:tab/><text:tab/><text:tab/><text:tab/><text:tab/>വിശ്വസ്തതയോടെ</text:p>
      <text:p text:style-name="P9"/>
      <text:p text:style-name="P9"><text:span text:style-name="T1">സി.പി ഷബീറലി</text:span>‍ <text:s text:c="90"/><text:span text:style-name="T1">അന്‍വ‍‍ര്‍ കമാലി</text:span><text:tab/><text:tab/><text:tab/><text:tab/><text:tab/><text:tab/><text:tab/><text:tab/><text:tab/>‍</text:p>
      <text:p text:style-name="P10">സെക്രട്ടറി <text:s text:c="102"/><text:span text:style-name="T7">ഹെഡ്‌മാസ്റ്റ</text:span>ര്‍ <text:s text:c="97"/></text:p>
      <text:p text:style-name="P11"/>
      <text:p text:style-name="P12"/>
      <text:p text:style-name="P12"/>
      <text:p text:style-name="P12"/>
      <text:p text:style-name="P8"/>
      <text:p text:style-name="P8"/>
      <text:p text:style-name="P8"/>
      <text:p text:style-name="P8">To മുഹമ്മദ് ഫവാസ് വി സി</text:p>
      <text:p text:style-name="P8">കാരാട്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chana1" svg:font-family="Rachana"/>
    <style:font-face style:name="Chilanka" svg:font-family="Chilanka" style:font-pitch="variable"/>
    <style:font-face style:name="Rachana" svg:font-family="Rachan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Rachana1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achana1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Rachana1" style:font-family-complex="Rachan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Rachana1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1" style:font-family-complex="Rachan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04T11:50:30.487634946</meta:creation-date>
    <dc:date>2024-08-10T11:44:11.308527765</dc:date>
    <meta:editing-cycles>7</meta:editing-cycles>
    <meta:editing-duration>PT23M55S</meta:editing-duration>
    <meta:document-statistic meta:table-count="0" meta:image-count="0" meta:object-count="0" meta:page-count="1919" meta:paragraph-count="11640" meta:word-count="78850" meta:character-count="663204" meta:non-whitespace-character-count="313847"/>
  </office:meta>
</office:document-meta>
</file>